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A3000000D957F2C56B21880925.png" manifest:media-type="image/png"/>
  <manifest:file-entry manifest:full-path="Pictures/10000201000001B00000003E076031AE70209022.png" manifest:media-type="image/png"/>
  <manifest:file-entry manifest:full-path="Pictures/10000201000000C8000000C2AB64AAD3D0F694E2.png" manifest:media-type="image/png"/>
  <manifest:file-entry manifest:full-path="Pictures/10000201000000C8000000C893365F834543C13A.png" manifest:media-type="image/png"/>
  <manifest:file-entry manifest:full-path="Pictures/1000020100000384000003A0493644631977F93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000000" draw:textarea-horizontal-align="justify" draw:textarea-vertical-align="middle" draw:auto-grow-height="false" fo:min-height="19.34cm" fo:min-width="25.44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99ffff" draw:textarea-horizontal-align="justify" draw:textarea-vertical-align="middle" draw:auto-grow-height="false" fo:min-height="0.948cm" fo:min-width="0.695cm"/>
    </style:style>
    <style:style style:name="gr4" style:family="graphic" style:parent-style-name="standard">
      <style:graphic-properties draw:fill-color="#99ff33" draw:textarea-horizontal-align="justify" draw:textarea-vertical-align="middle" draw:auto-grow-height="false" fo:min-height="0.576cm" fo:min-width="6.682cm"/>
    </style:style>
    <style:style style:name="gr5" style:family="graphic" style:parent-style-name="standard">
      <style:graphic-properties draw:fill-color="#ffff66" draw:textarea-horizontal-align="justify" draw:textarea-vertical-align="middle" draw:auto-grow-height="false" fo:min-height="0.703cm" fo:min-width="5.39cm"/>
    </style:style>
    <style:style style:name="gr6" style:family="graphic" style:parent-style-name="standard">
      <style:graphic-properties draw:fill-color="#ffff66" draw:textarea-horizontal-align="justify" draw:textarea-vertical-align="middle" draw:auto-grow-height="false" fo:min-height="1.655cm" fo:min-width="6.231cm"/>
    </style:style>
    <style:style style:name="gr7" style:family="graphic" style:parent-style-name="standard">
      <style:graphic-properties draw:stroke="none" svg:stroke-color="#000000" draw:fill="none" draw:fill-color="#ffffff" fo:min-height="1.274cm"/>
    </style:style>
    <style:style style:name="gr8" style:family="graphic" style:parent-style-name="standard">
      <style:graphic-properties draw:fill-color="#ff99ff" draw:textarea-horizontal-align="justify" draw:textarea-vertical-align="middle" draw:auto-grow-height="false" fo:min-height="0.703cm" fo:min-width="5.39cm"/>
    </style:style>
    <style:style style:name="gr9" style:family="graphic" style:parent-style-name="standard">
      <style:graphic-properties draw:fill-color="#ffcc00" draw:textarea-horizontal-align="justify" draw:textarea-vertical-align="middle" draw:auto-grow-height="false" fo:min-height="1.655cm" fo:min-width="6.231cm"/>
    </style:style>
    <style:style style:name="gr10" style:family="graphic" style:parent-style-name="standard">
      <style:graphic-properties draw:fill-color="#ff9999" draw:textarea-vertical-align="middle" draw:auto-grow-height="false" fo:min-height="4.45cm" fo:min-width="4.708cm"/>
    </style:style>
    <style:style style:name="gr11" style:family="graphic" style:parent-style-name="standard">
      <style:graphic-properties draw:fill-color="#ff9999" draw:textarea-vertical-align="middle" draw:auto-grow-height="false" fo:min-height="4.449cm" fo:min-width="4.707cm"/>
    </style:style>
    <style:style style:name="gr12" style:family="graphic" style:parent-style-name="standard">
      <style:graphic-properties draw:fill-color="#ffff00" draw:textarea-horizontal-align="justify" draw:textarea-vertical-align="middle" draw:auto-grow-height="false" fo:min-height="1.955cm" fo:min-width="2.384cm"/>
    </style:style>
    <style:style style:name="gr13" style:family="graphic" style:parent-style-name="standard">
      <style:graphic-properties draw:fill-color="#ff99ff" draw:textarea-horizontal-align="justify" draw:textarea-vertical-align="middle" draw:auto-grow-height="false" fo:min-height="1.655cm" fo:min-width="6.231cm"/>
    </style:style>
    <style:style style:name="gr14" style:family="graphic" style:parent-style-name="standard">
      <style:graphic-properties draw:fill-color="#ff9999" draw:textarea-horizontal-align="justify" draw:textarea-vertical-align="middle" draw:auto-grow-height="false" fo:min-height="4.195cm" fo:min-width="0.326cm"/>
    </style:style>
    <style:style style:name="gr15" style:family="graphic" style:parent-style-name="standard">
      <style:graphic-properties draw:fill-color="#ff9999" draw:textarea-vertical-align="middle" draw:auto-grow-height="false" fo:min-height="4.449cm" fo:min-width="10.295cm"/>
    </style:style>
    <style:style style:name="gr16" style:family="graphic" style:parent-style-name="standard">
      <style:graphic-properties svg:stroke-width="0.102cm" draw:marker-start-width="0.457cm" draw:marker-end-width="0.457cm" draw:fill-color="#99ffff" draw:textarea-horizontal-align="justify" draw:textarea-vertical-align="middle" draw:auto-grow-height="false" fo:min-height="1.874cm" fo:min-width="4.307cm" fo:padding-top="0.176cm" fo:padding-bottom="0.176cm" fo:padding-left="0.301cm" fo:padding-right="0.301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svg:stroke-width="0.102cm" draw:marker-start-width="0.457cm" draw:marker-end-width="0.457cm" draw:fill-color="#66ff00" draw:textarea-horizontal-align="justify" draw:textarea-vertical-align="middle" draw:auto-grow-height="false" fo:min-height="1.874cm" fo:min-width="4.307cm" fo:padding-top="0.176cm" fo:padding-bottom="0.176cm" fo:padding-left="0.301cm" fo:padding-right="0.301cm"/>
    </style:style>
    <style:style style:name="gr19" style:family="graphic" style:parent-style-name="standard">
      <style:graphic-properties svg:stroke-width="0.102cm" draw:marker-start-width="0.457cm" draw:marker-end-width="0.457cm" draw:fill-color="#ffff00" draw:textarea-horizontal-align="justify" draw:textarea-vertical-align="middle" draw:auto-grow-height="false" fo:min-height="1.874cm" fo:min-width="4.307cm" fo:padding-top="0.176cm" fo:padding-bottom="0.176cm" fo:padding-left="0.301cm" fo:padding-right="0.301cm"/>
    </style:style>
    <style:style style:name="gr20" style:family="graphic" style:parent-style-name="standard">
      <style:graphic-properties svg:stroke-width="0.102cm" draw:marker-start-width="0.457cm" draw:marker-end-width="0.457cm" draw:fill-color="#ff99ff" draw:textarea-horizontal-align="justify" draw:textarea-vertical-align="middle" draw:auto-grow-height="false" fo:min-height="1.874cm" fo:min-width="4.307cm" fo:padding-top="0.176cm" fo:padding-bottom="0.176cm" fo:padding-left="0.301cm" fo:padding-right="0.301cm"/>
    </style:style>
    <style:style style:name="gr21" style:family="graphic" style:parent-style-name="standard">
      <style:graphic-properties draw:fill-color="#66ff66" draw:textarea-horizontal-align="justify" draw:textarea-vertical-align="middle" draw:auto-grow-height="false" fo:min-height="0.766cm" fo:min-width="1.024cm"/>
    </style:style>
    <style:style style:name="gr22" style:family="graphic" style:parent-style-name="standard">
      <style:graphic-properties draw:fill-color="#ffff00" draw:textarea-horizontal-align="justify" draw:textarea-vertical-align="middle" draw:auto-grow-height="false" fo:min-height="0.766cm" fo:min-width="1.024cm"/>
    </style:style>
    <style:style style:name="gr23" style:family="graphic" style:parent-style-name="standard">
      <style:graphic-properties draw:fill-color="#ff99ff" draw:textarea-horizontal-align="justify" draw:textarea-vertical-align="middle" draw:auto-grow-height="false" fo:min-height="0.766cm" fo:min-width="1.024cm"/>
    </style:style>
    <style:style style:name="gr24" style:family="graphic" style:parent-style-name="objectwithoutfill">
      <style:graphic-properties svg:stroke-width="0.212cm" svg:stroke-color="#ffffff" draw:marker-start-width="0.518cm" draw:marker-end="Arrow" draw:marker-end-width="0.618cm" draw:fill="none" draw:textarea-vertical-align="middle" fo:padding-top="0.231cm" fo:padding-bottom="0.231cm" fo:padding-left="0.356cm" fo:padding-right="0.356cm"/>
    </style:style>
    <style:style style:name="gr25" style:family="graphic" style:parent-style-name="standard">
      <style:graphic-properties draw:fill-color="#99ff33" draw:textarea-horizontal-align="justify" draw:textarea-vertical-align="middle" draw:auto-grow-height="false" fo:min-height="0.739cm" fo:min-width="0.578cm"/>
    </style:style>
    <style:style style:name="gr26" style:family="graphic" style:parent-style-name="standard">
      <style:graphic-properties svg:stroke-width="0.106cm" svg:stroke-color="#ffffff" draw:marker-start-width="0.358cm" draw:marker-end-width="0.358cm" draw:fill="none" draw:textarea-horizontal-align="justify" draw:textarea-vertical-align="middle" draw:auto-grow-height="false" fo:min-height="3.456cm" fo:min-width="3.841cm" fo:padding-top="0.177cm" fo:padding-bottom="0.177cm" fo:padding-left="0.302cm" fo:padding-right="0.302cm"/>
    </style:style>
    <style:style style:name="gr27" style:family="graphic" style:parent-style-name="objectwithoutfill">
      <style:graphic-properties svg:stroke-width="0.159cm" svg:stroke-color="#ffffff" draw:marker-start-width="0.438cm" draw:marker-end="Arrow" draw:marker-end-width="0.538cm" draw:fill="none" draw:textarea-vertical-align="middle" fo:padding-top="0.204cm" fo:padding-bottom="0.204cm" fo:padding-left="0.329cm" fo:padding-right="0.329cm"/>
    </style:style>
    <style:style style:name="gr28" style:family="graphic" style:parent-style-name="objectwithoutfill">
      <style:graphic-properties svg:stroke-width="0.159cm" svg:stroke-color="#ffffff" draw:marker-start="Arrow" draw:marker-start-width="0.438cm" draw:marker-end="" draw:marker-end-width="0.538cm" draw:fill="none" draw:textarea-vertical-align="middle" fo:padding-top="0.204cm" fo:padding-bottom="0.204cm" fo:padding-left="0.329cm" fo:padding-right="0.329cm"/>
    </style:style>
    <style:style style:name="gr29" style:family="graphic" style:parent-style-name="objectwithoutfill">
      <style:graphic-properties svg:stroke-width="0.159cm" svg:stroke-color="#ffffff" draw:marker-start="Arrow" draw:marker-start-width="0.438cm" draw:marker-end="Arrow" draw:marker-end-width="0.538cm" draw:fill="none" draw:textarea-vertical-align="middle" fo:padding-top="0.204cm" fo:padding-bottom="0.204cm" fo:padding-left="0.329cm" fo:padding-right="0.329cm"/>
    </style:style>
    <style:style style:name="P1" style:family="paragraph">
      <loext:graphic-properties draw:fill-color="#000000"/>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color="#99ffff"/>
      <style:paragraph-properties fo:text-align="center"/>
      <style:text-properties fo:font-size="32pt" fo:font-weight="bold" style:font-size-asian="32pt" style:font-weight-asian="bold" style:font-size-complex="32pt" style:font-weight-complex="bold"/>
    </style:style>
    <style:style style:name="P5" style:family="paragraph">
      <loext:graphic-properties draw:fill-color="#99ff33"/>
      <style:paragraph-properties fo:text-align="center"/>
    </style:style>
    <style:style style:name="P6" style:family="paragraph">
      <loext:graphic-properties draw:fill-color="#ffff66"/>
      <style:paragraph-properties fo:text-align="center"/>
    </style:style>
    <style:style style:name="P7" style:family="paragraph">
      <loext:graphic-properties draw:fill="none" draw:fill-color="#ffffff"/>
      <style:text-properties fo:font-size="28pt" fo:font-weight="bold" style:font-size-asian="28pt" style:font-weight-asian="bold" style:font-size-complex="28pt" style:font-weight-complex="bold"/>
    </style:style>
    <style:style style:name="P8" style:family="paragraph">
      <loext:graphic-properties draw:fill-color="#ff99ff"/>
      <style:paragraph-properties fo:text-align="center"/>
      <style:text-properties fo:color="#000000" fo:font-weight="bold" style:font-weight-asian="bold" style:font-weight-complex="bold"/>
    </style:style>
    <style:style style:name="P9" style:family="paragraph">
      <loext:graphic-properties draw:fill-color="#ffcc00"/>
      <style:paragraph-properties fo:text-align="center"/>
      <style:text-properties fo:color="#000000" fo:font-weight="bold" style:font-weight-asian="bold" style:font-weight-complex="bold"/>
    </style:style>
    <style:style style:name="P10" style:family="paragraph">
      <loext:graphic-properties draw:fill-color="#ff9999"/>
      <style:paragraph-properties fo:text-align="center"/>
    </style:style>
    <style:style style:name="P11" style:family="paragraph">
      <loext:graphic-properties draw:fill-color="#ffff00"/>
      <style:paragraph-properties fo:text-align="center"/>
    </style:style>
    <style:style style:name="P12" style:family="paragraph">
      <loext:graphic-properties draw:fill-color="#99ffff"/>
      <style:paragraph-properties fo:text-align="center"/>
    </style:style>
    <style:style style:name="P13" style:family="paragraph">
      <loext:graphic-properties draw:fill-color="#66ff00"/>
      <style:paragraph-properties fo:text-align="center"/>
    </style:style>
    <style:style style:name="P14" style:family="paragraph">
      <loext:graphic-properties draw:fill-color="#ff99ff"/>
      <style:paragraph-properties fo:text-align="center"/>
    </style:style>
    <style:style style:name="P15" style:family="paragraph">
      <loext:graphic-properties draw:fill-color="#66ff66"/>
      <style:paragraph-properties fo:text-align="center"/>
    </style:style>
    <style:style style:name="P16" style:family="paragraph">
      <loext:graphic-properties draw:fill-color="#99ff33"/>
      <style:paragraph-properties fo:text-align="center"/>
      <style:text-properties fo:font-size="20pt" fo:font-weight="bold" style:font-size-asian="20pt" style:font-weight-asian="bold" style:font-size-complex="20pt" style:font-weight-complex="bold"/>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color="#000000" fo:font-weight="bold" style:font-weight-asian="bold" style:font-weight-complex="bold"/>
    </style:style>
    <style:style style:name="T4"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94cm" svg:height="19.59cm" svg:x="1cm" svg:y="1cm">
          <text:p/>
          <draw:enhanced-geometry svg:viewBox="0 0 21600 21600" draw:type="rectangle" draw:enhanced-path="M 0 0 L 21600 0 21600 21600 0 21600 0 0 Z N"/>
        </draw:custom-shape>
        <draw:frame draw:style-name="gr2" draw:text-style-name="P2" draw:layer="layout" svg:width="5.08cm" svg:height="5.08cm" svg:x="2.472cm" svg:y="1.837cm">
          <draw:image xlink:href="Pictures/10000201000000C8000000C893365F834543C13A.png" xlink:type="simple" xlink:show="embed" xlink:actuate="onLoad">
            <text:p/>
          </draw:image>
        </draw:frame>
      </draw:page>
      <draw:page draw:name="page2" draw:style-name="dp1" draw:master-page-name="Default">
        <draw:custom-shape draw:style-name="gr1" draw:text-style-name="P1" draw:layer="layout" svg:width="25.94cm" svg:height="19.59cm" svg:x="1cm" svg:y="1cm">
          <text:p/>
          <draw:enhanced-geometry svg:viewBox="0 0 21600 21600" draw:type="rectangle" draw:enhanced-path="M 0 0 L 21600 0 21600 21600 0 21600 0 0 Z N"/>
        </draw:custom-shape>
        <draw:frame draw:style-name="gr2" draw:text-style-name="P2" draw:layer="layout" svg:width="5.08cm" svg:height="5.08cm" svg:x="2.472cm" svg:y="1.837cm">
          <draw:image xlink:href="Pictures/10000201000000C8000000C893365F834543C13A.png" xlink:type="simple" xlink:show="embed" xlink:actuate="onLoad">
            <text:p/>
          </draw:image>
        </draw:frame>
        <draw:custom-shape draw:style-name="gr3" draw:text-style-name="P4" draw:layer="layout" svg:width="1.689cm" svg:height="1.694cm" svg:x="6.774cm" svg:y="3.9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1" draw:text-style-name="P1" draw:layer="layout" svg:width="25.94cm" svg:height="19.59cm" svg:x="1cm" svg:y="1cm">
          <text:p/>
          <draw:enhanced-geometry svg:viewBox="0 0 21600 21600" draw:type="rectangle" draw:enhanced-path="M 0 0 L 21600 0 21600 21600 0 21600 0 0 Z N"/>
        </draw:custom-shape>
        <draw:frame draw:style-name="gr2" draw:text-style-name="P2" draw:layer="layout" svg:width="5.08cm" svg:height="5.08cm" svg:x="2.472cm" svg:y="1.837cm">
          <draw:image xlink:href="Pictures/10000201000000C8000000C893365F834543C13A.png" xlink:type="simple" xlink:show="embed" xlink:actuate="onLoad">
            <text:p/>
          </draw:image>
        </draw:frame>
        <draw:custom-shape draw:style-name="gr3" draw:text-style-name="P4" draw:layer="layout" svg:width="1.689cm" svg:height="1.694cm" svg:x="6.774cm" svg:y="3.9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5.08cm" svg:height="5.08cm" svg:x="2.473cm" svg:y="6.837cm">
          <draw:image xlink:href="Pictures/10000201000000C8000000C893365F834543C13A.png" xlink:type="simple" xlink:show="embed" xlink:actuate="onLoad">
            <text:p/>
          </draw:image>
        </draw:frame>
        <draw:custom-shape draw:style-name="gr3" draw:text-style-name="P4" draw:layer="layout" svg:width="1.689cm" svg:height="1.694cm" svg:x="6.775cm" svg:y="8.9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5.08cm" svg:height="5.08cm" svg:x="2.474cm" svg:y="11.937cm">
          <draw:image xlink:href="Pictures/10000201000000C8000000C893365F834543C13A.png" xlink:type="simple" xlink:show="embed" xlink:actuate="onLoad">
            <text:p/>
          </draw:image>
        </draw:frame>
        <draw:custom-shape draw:style-name="gr3" draw:text-style-name="P4" draw:layer="layout" svg:width="1.689cm" svg:height="1.694cm" svg:x="6.776cm" svg:y="14.0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8.207cm" svg:height="1.651cm" draw:transform="rotate (-0.265115513377938) translate (9.295cm 3.907cm)">
          <text:p/>
          <draw:enhanced-geometry svg:viewBox="0 0 21600 21600" draw:text-areas="?f7 ?f0 21600 ?f2" draw:mirror-horizontal="false" draw:mirror-vertical="fals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8.046cm" svg:height="1.154cm" draw:transform="skewX (-0.000872664625997164) rotate (0.00366519142918809) translate (8.698cm 8.534cm)">
          <draw:image xlink:href="Pictures/10000201000001B00000003E076031AE70209022.png" xlink:type="simple" xlink:show="embed" xlink:actuate="onLoad">
            <text:p/>
          </draw:image>
        </draw:frame>
        <draw:frame draw:style-name="gr2" draw:text-style-name="P2" draw:layer="layout" svg:width="8.974cm" svg:height="1.288cm" draw:transform="skewX (0.00069813170079775) rotate (0.372627795300789) translate (8.557cm 13.696cm)">
          <draw:image xlink:href="Pictures/10000201000001B00000003E076031AE70209022.png" xlink:type="simple" xlink:show="embed" xlink:actuate="onLoad">
            <text:p/>
          </draw:image>
        </draw:frame>
        <draw:frame draw:style-name="gr2" draw:text-style-name="P2" draw:layer="layout" svg:width="4.572cm" svg:height="4.45cm" svg:x="17.13cm" svg:y="6.97cm">
          <draw:image xlink:href="Pictures/10000201000000C8000000C2AB64AAD3D0F694E2.png" xlink:type="simple" xlink:show="embed" xlink:actuate="onLoad">
            <text:p/>
          </draw:image>
        </draw:frame>
      </draw:page>
      <draw:page draw:name="page4" draw:style-name="dp1" draw:master-page-name="Default">
        <draw:custom-shape draw:style-name="gr1" draw:text-style-name="P1" draw:layer="layout" svg:width="25.94cm" svg:height="19.59cm" svg:x="1cm" svg:y="1cm">
          <text:p/>
          <draw:enhanced-geometry svg:viewBox="0 0 21600 21600" draw:type="rectangle" draw:enhanced-path="M 0 0 L 21600 0 21600 21600 0 21600 0 0 Z N"/>
        </draw:custom-shape>
        <draw:frame draw:style-name="gr2" draw:text-style-name="P2" draw:layer="layout" svg:width="5.08cm" svg:height="5.08cm" svg:x="2.472cm" svg:y="1.837cm">
          <draw:image xlink:href="Pictures/10000201000000C8000000C893365F834543C13A.png" xlink:type="simple" xlink:show="embed" xlink:actuate="onLoad">
            <text:p/>
          </draw:image>
        </draw:frame>
        <draw:custom-shape draw:style-name="gr3" draw:text-style-name="P4" draw:layer="layout" svg:width="1.689cm" svg:height="1.694cm" svg:x="6.774cm" svg:y="3.9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5.08cm" svg:height="5.08cm" svg:x="2.473cm" svg:y="6.837cm">
          <draw:image xlink:href="Pictures/10000201000000C8000000C893365F834543C13A.png" xlink:type="simple" xlink:show="embed" xlink:actuate="onLoad">
            <text:p/>
          </draw:image>
        </draw:frame>
        <draw:custom-shape draw:style-name="gr3" draw:text-style-name="P4" draw:layer="layout" svg:width="1.689cm" svg:height="1.694cm" svg:x="6.775cm" svg:y="8.9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5.08cm" svg:height="5.08cm" svg:x="2.474cm" svg:y="11.937cm">
          <draw:image xlink:href="Pictures/10000201000000C8000000C893365F834543C13A.png" xlink:type="simple" xlink:show="embed" xlink:actuate="onLoad">
            <text:p/>
          </draw:image>
        </draw:frame>
        <draw:custom-shape draw:style-name="gr3" draw:text-style-name="P4" draw:layer="layout" svg:width="1.689cm" svg:height="1.694cm" svg:x="6.776cm" svg:y="14.0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4.572cm" svg:height="4.45cm" svg:x="17.13cm" svg:y="6.97cm">
          <draw:image xlink:href="Pictures/10000201000000C8000000C2AB64AAD3D0F694E2.png" xlink:type="simple" xlink:show="embed" xlink:actuate="onLoad">
            <text:p/>
          </draw:image>
        </draw:frame>
      </draw:page>
      <draw:page draw:name="page5" draw:style-name="dp1" draw:master-page-name="Default">
        <draw:custom-shape draw:style-name="gr1" draw:text-style-name="P1" draw:layer="layout" svg:width="25.94cm" svg:height="19.59cm" svg:x="1cm" svg:y="1cm">
          <text:p/>
          <draw:enhanced-geometry svg:viewBox="0 0 21600 21600" draw:type="rectangle" draw:enhanced-path="M 0 0 L 21600 0 21600 21600 0 21600 0 0 Z N"/>
        </draw:custom-shape>
        <draw:frame draw:style-name="gr2" draw:text-style-name="P2" draw:layer="layout" svg:width="5.08cm" svg:height="5.08cm" svg:x="2.472cm" svg:y="1.837cm">
          <draw:image xlink:href="Pictures/10000201000000C8000000C893365F834543C13A.png" xlink:type="simple" xlink:show="embed" xlink:actuate="onLoad">
            <text:p/>
          </draw:image>
        </draw:frame>
        <draw:custom-shape draw:style-name="gr3" draw:text-style-name="P4" draw:layer="layout" svg:width="1.689cm" svg:height="1.694cm" svg:x="6.774cm" svg:y="3.9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5.08cm" svg:height="5.08cm" svg:x="2.473cm" svg:y="6.837cm">
          <draw:image xlink:href="Pictures/10000201000000C8000000C893365F834543C13A.png" xlink:type="simple" xlink:show="embed" xlink:actuate="onLoad">
            <text:p/>
          </draw:image>
        </draw:frame>
        <draw:custom-shape draw:style-name="gr3" draw:text-style-name="P4" draw:layer="layout" svg:width="1.689cm" svg:height="1.694cm" svg:x="6.775cm" svg:y="8.9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5.08cm" svg:height="5.08cm" svg:x="2.474cm" svg:y="11.937cm">
          <draw:image xlink:href="Pictures/10000201000000C8000000C893365F834543C13A.png" xlink:type="simple" xlink:show="embed" xlink:actuate="onLoad">
            <text:p/>
          </draw:image>
        </draw:frame>
        <draw:custom-shape draw:style-name="gr3" draw:text-style-name="P4" draw:layer="layout" svg:width="1.689cm" svg:height="1.694cm" svg:x="6.776cm" svg:y="14.0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6.731cm" svg:height="1.905cm" draw:transform="rotate (-0.404741853537485) translate (10.386cm 4.3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6.731cm" svg:height="1.905cm" draw:transform="rotate (0.00628318530717959) translate (9.454cm 8.81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6.731cm" svg:height="1.906cm" draw:transform="rotate (-0.404741853537485) translate (10.386cm 10.592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4.572cm" svg:height="4.45cm" svg:x="17.129cm" svg:y="6.969cm">
          <draw:image xlink:href="Pictures/10000201000000C8000000C2AB64AAD3D0F694E2.png" xlink:type="simple" xlink:show="embed" xlink:actuate="onLoad">
            <text:p/>
          </draw:image>
        </draw:frame>
      </draw:page>
      <draw:page draw:name="page6" draw:style-name="dp1" draw:master-page-name="Default">
        <draw:custom-shape draw:style-name="gr1" draw:text-style-name="P1" draw:layer="layout" svg:width="25.94cm" svg:height="19.59cm" svg:x="1cm" svg:y="1cm">
          <text:p/>
          <draw:enhanced-geometry svg:viewBox="0 0 21600 21600" draw:type="rectangle" draw:enhanced-path="M 0 0 L 21600 0 21600 21600 0 21600 0 0 Z N"/>
        </draw:custom-shape>
        <draw:frame draw:style-name="gr2" draw:text-style-name="P2" draw:layer="layout" svg:width="5.08cm" svg:height="5.08cm" svg:x="2.472cm" svg:y="1.837cm">
          <draw:image xlink:href="Pictures/10000201000000C8000000C893365F834543C13A.png" xlink:type="simple" xlink:show="embed" xlink:actuate="onLoad">
            <text:p/>
          </draw:image>
        </draw:frame>
        <draw:custom-shape draw:style-name="gr3" draw:text-style-name="P4" draw:layer="layout" svg:width="1.689cm" svg:height="1.694cm" svg:x="6.774cm" svg:y="3.9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5.08cm" svg:height="5.08cm" svg:x="2.473cm" svg:y="6.837cm">
          <draw:image xlink:href="Pictures/10000201000000C8000000C893365F834543C13A.png" xlink:type="simple" xlink:show="embed" xlink:actuate="onLoad">
            <text:p/>
          </draw:image>
        </draw:frame>
        <draw:custom-shape draw:style-name="gr3" draw:text-style-name="P4" draw:layer="layout" svg:width="1.689cm" svg:height="1.694cm" svg:x="6.775cm" svg:y="8.9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5.08cm" svg:height="5.08cm" svg:x="2.474cm" svg:y="11.937cm">
          <draw:image xlink:href="Pictures/10000201000000C8000000C893365F834543C13A.png" xlink:type="simple" xlink:show="embed" xlink:actuate="onLoad">
            <text:p/>
          </draw:image>
        </draw:frame>
        <draw:custom-shape draw:style-name="gr3" draw:text-style-name="P4" draw:layer="layout" svg:width="1.689cm" svg:height="1.694cm" svg:x="6.776cm" svg:y="14.0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6.731cm" svg:height="1.905cm" draw:transform="rotate (-0.404741853537485) translate (10.386cm 4.3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6.731cm" svg:height="1.905cm" draw:transform="rotate (0.00628318530717959) translate (9.454cm 8.81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6" draw:layer="layout" svg:width="6.731cm" svg:height="1.906cm" draw:transform="rotate (-0.404741853537485) translate (10.386cm 10.592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7" draw:layer="layout" svg:width="5.842cm" svg:height="1.524cm" svg:x="16.329cm" svg:y="5.31cm">
          <draw:text-box>
            <text:p><text:span text:style-name="T2">ELECTION!</text:span></text:p>
          </draw:text-box>
        </draw:frame>
        <draw:frame draw:style-name="gr2" draw:text-style-name="P2" draw:layer="layout" svg:width="4.572cm" svg:height="4.45cm" svg:x="17.13cm" svg:y="6.97cm">
          <draw:image xlink:href="Pictures/10000201000000C8000000C2AB64AAD3D0F694E2.png" xlink:type="simple" xlink:show="embed" xlink:actuate="onLoad">
            <text:p/>
          </draw:image>
        </draw:frame>
      </draw:page>
      <draw:page draw:name="page7" draw:style-name="dp1" draw:master-page-name="Default">
        <draw:custom-shape draw:style-name="gr1" draw:text-style-name="P1" draw:layer="layout" svg:width="25.94cm" svg:height="19.59cm" svg:x="1cm" svg:y="1cm">
          <text:p/>
          <draw:enhanced-geometry svg:viewBox="0 0 21600 21600" draw:type="rectangle" draw:enhanced-path="M 0 0 L 21600 0 21600 21600 0 21600 0 0 Z N"/>
        </draw:custom-shape>
        <draw:frame draw:style-name="gr2" draw:text-style-name="P2" draw:layer="layout" svg:width="5.08cm" svg:height="5.08cm" svg:x="2.472cm" svg:y="1.837cm">
          <draw:image xlink:href="Pictures/10000201000000C8000000C893365F834543C13A.png" xlink:type="simple" xlink:show="embed" xlink:actuate="onLoad">
            <text:p/>
          </draw:image>
        </draw:frame>
        <draw:custom-shape draw:style-name="gr3" draw:text-style-name="P4" draw:layer="layout" svg:width="1.689cm" svg:height="1.694cm" svg:x="6.774cm" svg:y="3.9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5.08cm" svg:height="5.08cm" svg:x="2.473cm" svg:y="6.837cm">
          <draw:image xlink:href="Pictures/10000201000000C8000000C893365F834543C13A.png" xlink:type="simple" xlink:show="embed" xlink:actuate="onLoad">
            <text:p/>
          </draw:image>
        </draw:frame>
        <draw:custom-shape draw:style-name="gr3" draw:text-style-name="P4" draw:layer="layout" svg:width="1.689cm" svg:height="1.694cm" svg:x="6.775cm" svg:y="8.9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5.08cm" svg:height="5.08cm" svg:x="2.474cm" svg:y="11.937cm">
          <draw:image xlink:href="Pictures/10000201000000C8000000C893365F834543C13A.png" xlink:type="simple" xlink:show="embed" xlink:actuate="onLoad">
            <text:p/>
          </draw:image>
        </draw:frame>
        <draw:custom-shape draw:style-name="gr3" draw:text-style-name="P4" draw:layer="layout" svg:width="1.689cm" svg:height="1.694cm" svg:x="6.776cm" svg:y="14.0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6.731cm" svg:height="1.905cm" draw:transform="rotate (0.00628318530717959) translate (9.444cm 8.717cm)">
          <text:p text:style-name="P3"><text:span text:style-name="T3">MASTER</text:span></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9" draw:layer="layout" svg:width="6.731cm" svg:height="1.908cm" draw:transform="rotate (0.331612557878923) translate (9.323cm 6.532cm)">
          <text:p text:style-name="P3"><text:span text:style-name="T3">REPLICA</text:span></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9" draw:layer="layout" svg:width="6.731cm" svg:height="1.905cm" draw:transform="rotate (-0.388859357344337) translate (9.873cm 10.811cm)">
          <text:p text:style-name="P3"><text:span text:style-name="T3">REPLICA</text:span></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4.572cm" svg:height="4.45cm" svg:x="17.13cm" svg:y="6.97cm">
          <draw:image xlink:href="Pictures/10000201000000C8000000C2AB64AAD3D0F694E2.png" xlink:type="simple" xlink:show="embed" xlink:actuate="onLoad">
            <text:p/>
          </draw:image>
        </draw:frame>
      </draw:page>
      <draw:page draw:name="page8" draw:style-name="dp1" draw:master-page-name="Default">
        <draw:custom-shape draw:style-name="gr1" draw:text-style-name="P1" draw:layer="layout" svg:width="25.94cm" svg:height="19.59cm" svg:x="1cm" svg:y="1cm">
          <text:p/>
          <draw:enhanced-geometry svg:viewBox="0 0 21600 21600" draw:type="rectangle" draw:enhanced-path="M 0 0 L 21600 0 21600 21600 0 21600 0 0 Z N"/>
        </draw:custom-shape>
        <draw:frame draw:style-name="gr2" draw:text-style-name="P2" draw:layer="layout" svg:width="5.08cm" svg:height="5.08cm" svg:x="2.472cm" svg:y="1.837cm">
          <draw:image xlink:href="Pictures/10000201000000C8000000C893365F834543C13A.png" xlink:type="simple" xlink:show="embed" xlink:actuate="onLoad">
            <text:p/>
          </draw:image>
        </draw:frame>
        <draw:custom-shape draw:style-name="gr3" draw:text-style-name="P4" draw:layer="layout" svg:width="1.689cm" svg:height="1.694cm" svg:x="6.774cm" svg:y="3.9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5.08cm" svg:height="5.08cm" svg:x="2.473cm" svg:y="6.837cm">
          <draw:image xlink:href="Pictures/10000201000000C8000000C893365F834543C13A.png" xlink:type="simple" xlink:show="embed" xlink:actuate="onLoad">
            <text:p/>
          </draw:image>
        </draw:frame>
        <draw:custom-shape draw:style-name="gr3" draw:text-style-name="P4" draw:layer="layout" svg:width="1.689cm" svg:height="1.694cm" svg:x="6.775cm" svg:y="8.9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5.08cm" svg:height="5.08cm" svg:x="2.474cm" svg:y="11.937cm">
          <draw:image xlink:href="Pictures/10000201000000C8000000C893365F834543C13A.png" xlink:type="simple" xlink:show="embed" xlink:actuate="onLoad">
            <text:p/>
          </draw:image>
        </draw:frame>
        <draw:custom-shape draw:style-name="gr3" draw:text-style-name="P4" draw:layer="layout" svg:width="1.689cm" svg:height="1.694cm" svg:x="6.776cm" svg:y="14.0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5.207cm" svg:height="4.699cm" draw:transform="rotate (1.5707963267949) translate (7.849cm 9.336cm)">
          <text:p/>
          <draw:enhanced-geometry svg:viewBox="0 0 21600 21600"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 draw:text-style-name="P10" draw:layer="layout" svg:width="5.207cm" svg:height="4.699cm" draw:transform="rotate (1.5707963267949) translate (7.849cm 15.469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 draw:text-style-name="P2" draw:layer="layout" svg:width="4.572cm" svg:height="4.45cm" svg:x="17.13cm" svg:y="6.97cm">
          <draw:image xlink:href="Pictures/10000201000000C8000000C2AB64AAD3D0F694E2.png" xlink:type="simple" xlink:show="embed" xlink:actuate="onLoad">
            <text:p/>
          </draw:image>
        </draw:frame>
      </draw:page>
      <draw:page draw:name="page9" draw:style-name="dp1" draw:master-page-name="Default">
        <draw:custom-shape draw:style-name="gr1" draw:text-style-name="P1" draw:layer="layout" svg:width="25.94cm" svg:height="19.59cm" svg:x="1cm" svg:y="1cm">
          <text:p/>
          <draw:enhanced-geometry svg:viewBox="0 0 21600 21600" draw:type="rectangle" draw:enhanced-path="M 0 0 L 21600 0 21600 21600 0 21600 0 0 Z N"/>
        </draw:custom-shape>
        <draw:frame draw:style-name="gr2" draw:text-style-name="P2" draw:layer="layout" svg:width="5.08cm" svg:height="5.08cm" svg:x="2.472cm" svg:y="1.837cm">
          <draw:image xlink:href="Pictures/10000201000000C8000000C893365F834543C13A.png" xlink:type="simple" xlink:show="embed" xlink:actuate="onLoad">
            <text:p/>
          </draw:image>
        </draw:frame>
        <draw:custom-shape draw:style-name="gr3" draw:text-style-name="P4" draw:layer="layout" svg:width="1.689cm" svg:height="1.694cm" svg:x="6.774cm" svg:y="3.9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5.08cm" svg:height="5.08cm" svg:x="2.473cm" svg:y="6.837cm">
          <draw:image xlink:href="Pictures/10000201000000C8000000C893365F834543C13A.png" xlink:type="simple" xlink:show="embed" xlink:actuate="onLoad">
            <text:p/>
          </draw:image>
        </draw:frame>
        <draw:custom-shape draw:style-name="gr3" draw:text-style-name="P4" draw:layer="layout" svg:width="1.689cm" svg:height="1.694cm" svg:x="6.775cm" svg:y="8.9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5.08cm" svg:height="5.08cm" svg:x="2.474cm" svg:y="11.937cm">
          <draw:image xlink:href="Pictures/10000201000000C8000000C893365F834543C13A.png" xlink:type="simple" xlink:show="embed" xlink:actuate="onLoad">
            <text:p/>
          </draw:image>
        </draw:frame>
        <draw:custom-shape draw:style-name="gr3" draw:text-style-name="P4" draw:layer="layout" svg:width="1.689cm" svg:height="1.694cm" svg:x="6.776cm" svg:y="14.0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1" draw:layer="layout" svg:width="7.112cm" svg:height="5.461cm" svg:x="2.397cm" svg:y="6.58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 draw:text-style-name="P2" draw:layer="layout" svg:width="4.572cm" svg:height="4.45cm" svg:x="17.13cm" svg:y="6.97cm">
          <draw:image xlink:href="Pictures/10000201000000C8000000C2AB64AAD3D0F694E2.png" xlink:type="simple" xlink:show="embed" xlink:actuate="onLoad">
            <text:p/>
          </draw:image>
        </draw:frame>
      </draw:page>
      <draw:page draw:name="page10" draw:style-name="dp1" draw:master-page-name="Default">
        <draw:custom-shape draw:style-name="gr1" draw:text-style-name="P1" draw:layer="layout" svg:width="25.94cm" svg:height="19.59cm" svg:x="1cm" svg:y="1cm">
          <text:p/>
          <draw:enhanced-geometry svg:viewBox="0 0 21600 21600" draw:type="rectangle" draw:enhanced-path="M 0 0 L 21600 0 21600 21600 0 21600 0 0 Z N"/>
        </draw:custom-shape>
        <draw:frame draw:style-name="gr2" draw:text-style-name="P2" draw:layer="layout" svg:width="5.08cm" svg:height="5.08cm" svg:x="2.472cm" svg:y="1.837cm">
          <draw:image xlink:href="Pictures/10000201000000C8000000C893365F834543C13A.png" xlink:type="simple" xlink:show="embed" xlink:actuate="onLoad">
            <text:p/>
          </draw:image>
        </draw:frame>
        <draw:custom-shape draw:style-name="gr3" draw:text-style-name="P4" draw:layer="layout" svg:width="1.689cm" svg:height="1.694cm" svg:x="6.774cm" svg:y="3.9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5.08cm" svg:height="5.08cm" svg:x="2.474cm" svg:y="11.937cm">
          <draw:image xlink:href="Pictures/10000201000000C8000000C893365F834543C13A.png" xlink:type="simple" xlink:show="embed" xlink:actuate="onLoad">
            <text:p/>
          </draw:image>
        </draw:frame>
        <draw:custom-shape draw:style-name="gr3" draw:text-style-name="P4" draw:layer="layout" svg:width="1.689cm" svg:height="1.694cm" svg:x="6.776cm" svg:y="14.0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6.731cm" svg:height="1.905cm" draw:transform="rotate (-0.404741853537485) translate (10.293cm 4.3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6" draw:layer="layout" svg:width="6.731cm" svg:height="1.906cm" draw:transform="rotate (-0.404741853537485) translate (10.293cm 10.593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4.572cm" svg:height="4.45cm" svg:x="17.13cm" svg:y="6.97cm">
          <draw:image xlink:href="Pictures/10000201000000C8000000C2AB64AAD3D0F694E2.png" xlink:type="simple" xlink:show="embed" xlink:actuate="onLoad">
            <text:p/>
          </draw:image>
        </draw:frame>
      </draw:page>
      <draw:page draw:name="page11" draw:style-name="dp1" draw:master-page-name="Default">
        <draw:custom-shape draw:style-name="gr1" draw:text-style-name="P1" draw:layer="layout" svg:width="25.94cm" svg:height="19.59cm" svg:x="1cm" svg:y="1cm">
          <text:p/>
          <draw:enhanced-geometry svg:viewBox="0 0 21600 21600" draw:type="rectangle" draw:enhanced-path="M 0 0 L 21600 0 21600 21600 0 21600 0 0 Z N"/>
        </draw:custom-shape>
        <draw:frame draw:style-name="gr2" draw:text-style-name="P2" draw:layer="layout" svg:width="5.08cm" svg:height="5.08cm" svg:x="2.472cm" svg:y="1.837cm">
          <draw:image xlink:href="Pictures/10000201000000C8000000C893365F834543C13A.png" xlink:type="simple" xlink:show="embed" xlink:actuate="onLoad">
            <text:p/>
          </draw:image>
        </draw:frame>
        <draw:custom-shape draw:style-name="gr3" draw:text-style-name="P4" draw:layer="layout" svg:width="1.689cm" svg:height="1.694cm" svg:x="6.774cm" svg:y="3.9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5.08cm" svg:height="5.08cm" svg:x="2.474cm" svg:y="11.937cm">
          <draw:image xlink:href="Pictures/10000201000000C8000000C893365F834543C13A.png" xlink:type="simple" xlink:show="embed" xlink:actuate="onLoad">
            <text:p/>
          </draw:image>
        </draw:frame>
        <draw:custom-shape draw:style-name="gr3" draw:text-style-name="P4" draw:layer="layout" svg:width="1.689cm" svg:height="1.694cm" svg:x="6.776cm" svg:y="14.0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6.731cm" svg:height="1.905cm" draw:transform="rotate (-0.404741853537485) translate (10.293cm 4.3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6" draw:layer="layout" svg:width="6.731cm" svg:height="1.906cm" draw:transform="rotate (-0.404741853537485) translate (10.293cm 10.593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7" draw:layer="layout" svg:width="5.842cm" svg:height="1.524cm" svg:x="16.329cm" svg:y="5.31cm">
          <draw:text-box>
            <text:p><text:span text:style-name="T2">ELECTION!</text:span></text:p>
          </draw:text-box>
        </draw:frame>
        <draw:frame draw:style-name="gr2" draw:text-style-name="P2" draw:layer="layout" svg:width="4.572cm" svg:height="4.45cm" svg:x="17.13cm" svg:y="6.97cm">
          <draw:image xlink:href="Pictures/10000201000000C8000000C2AB64AAD3D0F694E2.png" xlink:type="simple" xlink:show="embed" xlink:actuate="onLoad">
            <text:p/>
          </draw:image>
        </draw:frame>
      </draw:page>
      <draw:page draw:name="page12" draw:style-name="dp1" draw:master-page-name="Default">
        <draw:custom-shape draw:style-name="gr1" draw:text-style-name="P1" draw:layer="layout" svg:width="25.94cm" svg:height="19.59cm" svg:x="1cm" svg:y="1cm">
          <text:p/>
          <draw:enhanced-geometry svg:viewBox="0 0 21600 21600" draw:type="rectangle" draw:enhanced-path="M 0 0 L 21600 0 21600 21600 0 21600 0 0 Z N"/>
        </draw:custom-shape>
        <draw:frame draw:style-name="gr2" draw:text-style-name="P2" draw:layer="layout" svg:width="5.08cm" svg:height="5.08cm" svg:x="2.472cm" svg:y="1.837cm">
          <draw:image xlink:href="Pictures/10000201000000C8000000C893365F834543C13A.png" xlink:type="simple" xlink:show="embed" xlink:actuate="onLoad">
            <text:p/>
          </draw:image>
        </draw:frame>
        <draw:custom-shape draw:style-name="gr3" draw:text-style-name="P4" draw:layer="layout" svg:width="1.689cm" svg:height="1.694cm" svg:x="6.774cm" svg:y="3.9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5.08cm" svg:height="5.08cm" svg:x="2.474cm" svg:y="11.937cm">
          <draw:image xlink:href="Pictures/10000201000000C8000000C893365F834543C13A.png" xlink:type="simple" xlink:show="embed" xlink:actuate="onLoad">
            <text:p/>
          </draw:image>
        </draw:frame>
        <draw:custom-shape draw:style-name="gr3" draw:text-style-name="P4" draw:layer="layout" svg:width="1.689cm" svg:height="1.694cm" svg:x="6.776cm" svg:y="14.0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6.731cm" svg:height="1.905cm" draw:transform="rotate (0.453262006742927) translate (9.533cm 7.37cm)">
          <text:p text:style-name="P3"><text:span text:style-name="T3">MASTER</text:span></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9" draw:layer="layout" svg:width="6.731cm" svg:height="1.905cm" draw:transform="rotate (-0.388859357344337) translate (10.024cm 10.816cm)">
          <text:p text:style-name="P3"><text:span text:style-name="T3">REPLICA</text:span></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4.572cm" svg:height="4.45cm" svg:x="17.13cm" svg:y="6.97cm">
          <draw:image xlink:href="Pictures/10000201000000C8000000C2AB64AAD3D0F694E2.png" xlink:type="simple" xlink:show="embed" xlink:actuate="onLoad">
            <text:p/>
          </draw:image>
        </draw:frame>
      </draw:page>
      <draw:page draw:name="page13" draw:style-name="dp1" draw:master-page-name="Default">
        <draw:custom-shape draw:style-name="gr1" draw:text-style-name="P1" draw:layer="layout" svg:width="25.94cm" svg:height="19.59cm" svg:x="1cm" svg:y="1cm">
          <text:p/>
          <draw:enhanced-geometry svg:viewBox="0 0 21600 21600" draw:type="rectangle" draw:enhanced-path="M 0 0 L 21600 0 21600 21600 0 21600 0 0 Z N"/>
        </draw:custom-shape>
        <draw:frame draw:style-name="gr2" draw:text-style-name="P2" draw:layer="layout" svg:width="5.08cm" svg:height="5.08cm" svg:x="2.472cm" svg:y="1.837cm">
          <draw:image xlink:href="Pictures/10000201000000C8000000C893365F834543C13A.png" xlink:type="simple" xlink:show="embed" xlink:actuate="onLoad">
            <text:p/>
          </draw:image>
        </draw:frame>
        <draw:custom-shape draw:style-name="gr3" draw:text-style-name="P4" draw:layer="layout" svg:width="1.689cm" svg:height="1.694cm" svg:x="6.774cm" svg:y="3.9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5.08cm" svg:height="5.08cm" svg:x="2.474cm" svg:y="11.937cm">
          <draw:image xlink:href="Pictures/10000201000000C8000000C893365F834543C13A.png" xlink:type="simple" xlink:show="embed" xlink:actuate="onLoad">
            <text:p/>
          </draw:image>
        </draw:frame>
        <draw:custom-shape draw:style-name="gr3" draw:text-style-name="P4" draw:layer="layout" svg:width="1.689cm" svg:height="1.694cm" svg:x="6.776cm" svg:y="14.0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draw:layer="layout" svg:width="1.651cm" svg:height="5.08cm" svg:x="4.556cm" svg:y="6.8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2" draw:layer="layout" svg:width="4.572cm" svg:height="4.45cm" svg:x="17.13cm" svg:y="6.97cm">
          <draw:image xlink:href="Pictures/10000201000000C8000000C2AB64AAD3D0F694E2.png" xlink:type="simple" xlink:show="embed" xlink:actuate="onLoad">
            <text:p/>
          </draw:image>
        </draw:frame>
      </draw:page>
      <draw:page draw:name="page14" draw:style-name="dp1" draw:master-page-name="Default">
        <draw:custom-shape draw:style-name="gr1" draw:text-style-name="P1" draw:layer="layout" svg:width="25.94cm" svg:height="19.59cm" svg:x="1cm" svg:y="1cm">
          <text:p/>
          <draw:enhanced-geometry svg:viewBox="0 0 21600 21600" draw:type="rectangle" draw:enhanced-path="M 0 0 L 21600 0 21600 21600 0 21600 0 0 Z N"/>
        </draw:custom-shape>
        <draw:frame draw:style-name="gr2" draw:text-style-name="P2" draw:layer="layout" svg:width="5.08cm" svg:height="5.08cm" svg:x="2.472cm" svg:y="1.837cm">
          <draw:image xlink:href="Pictures/10000201000000C8000000C893365F834543C13A.png" xlink:type="simple" xlink:show="embed" xlink:actuate="onLoad">
            <text:p/>
          </draw:image>
        </draw:frame>
        <draw:custom-shape draw:style-name="gr3" draw:text-style-name="P4" draw:layer="layout" svg:width="1.689cm" svg:height="1.694cm" svg:x="6.774cm" svg:y="3.9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5.08cm" svg:height="5.08cm" svg:x="2.474cm" svg:y="11.937cm">
          <draw:image xlink:href="Pictures/10000201000000C8000000C893365F834543C13A.png" xlink:type="simple" xlink:show="embed" xlink:actuate="onLoad">
            <text:p/>
          </draw:image>
        </draw:frame>
        <draw:custom-shape draw:style-name="gr3" draw:text-style-name="P4" draw:layer="layout" svg:width="1.689cm" svg:height="1.694cm" svg:x="6.776cm" svg:y="14.0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5.08cm" svg:height="5.08cm" svg:x="2.473cm" svg:y="6.836cm">
          <draw:image xlink:href="Pictures/10000201000000C8000000C893365F834543C13A.png" xlink:type="simple" xlink:show="embed" xlink:actuate="onLoad">
            <text:p/>
          </draw:image>
        </draw:frame>
        <draw:custom-shape draw:style-name="gr3" draw:text-style-name="P4" draw:layer="layout" svg:width="1.689cm" svg:height="1.694cm" svg:x="6.775cm" svg:y="8.929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8.026cm" svg:height="1.151cm" draw:transform="rotate (-0.00541052068118233) translate (8.753cm 8.95cm)">
          <draw:image xlink:href="Pictures/10000201000001B00000003E076031AE70209022.png" xlink:type="simple" xlink:show="embed" xlink:actuate="onLoad">
            <text:p/>
          </draw:image>
        </draw:frame>
        <draw:frame draw:style-name="gr2" draw:text-style-name="P2" draw:layer="layout" svg:width="4.572cm" svg:height="4.45cm" svg:x="17.13cm" svg:y="6.97cm">
          <draw:image xlink:href="Pictures/10000201000000C8000000C2AB64AAD3D0F694E2.png" xlink:type="simple" xlink:show="embed" xlink:actuate="onLoad">
            <text:p/>
          </draw:image>
        </draw:frame>
      </draw:page>
      <draw:page draw:name="page15" draw:style-name="dp1" draw:master-page-name="Default">
        <draw:custom-shape draw:style-name="gr1" draw:text-style-name="P1" draw:layer="layout" svg:width="25.94cm" svg:height="19.59cm" svg:x="1cm" svg:y="1cm">
          <text:p/>
          <draw:enhanced-geometry svg:viewBox="0 0 21600 21600" draw:type="rectangle" draw:enhanced-path="M 0 0 L 21600 0 21600 21600 0 21600 0 0 Z N"/>
        </draw:custom-shape>
        <draw:frame draw:style-name="gr2" draw:text-style-name="P2" draw:layer="layout" svg:width="5.08cm" svg:height="5.08cm" svg:x="2.472cm" svg:y="1.837cm">
          <draw:image xlink:href="Pictures/10000201000000C8000000C893365F834543C13A.png" xlink:type="simple" xlink:show="embed" xlink:actuate="onLoad">
            <text:p/>
          </draw:image>
        </draw:frame>
        <draw:custom-shape draw:style-name="gr3" draw:text-style-name="P4" draw:layer="layout" svg:width="1.689cm" svg:height="1.694cm" svg:x="6.774cm" svg:y="3.9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5.08cm" svg:height="5.08cm" svg:x="2.474cm" svg:y="11.937cm">
          <draw:image xlink:href="Pictures/10000201000000C8000000C893365F834543C13A.png" xlink:type="simple" xlink:show="embed" xlink:actuate="onLoad">
            <text:p/>
          </draw:image>
        </draw:frame>
        <draw:custom-shape draw:style-name="gr3" draw:text-style-name="P4" draw:layer="layout" svg:width="1.689cm" svg:height="1.694cm" svg:x="6.776cm" svg:y="14.03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5.08cm" svg:height="5.08cm" svg:x="2.473cm" svg:y="6.836cm">
          <draw:image xlink:href="Pictures/10000201000000C8000000C893365F834543C13A.png" xlink:type="simple" xlink:show="embed" xlink:actuate="onLoad">
            <text:p/>
          </draw:image>
        </draw:frame>
        <draw:custom-shape draw:style-name="gr3" draw:text-style-name="P4" draw:layer="layout" svg:width="1.689cm" svg:height="1.694cm" svg:x="6.775cm" svg:y="8.929cm">
          <text:p text:style-name="P3"><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10.795cm" svg:height="4.699cm" draw:transform="rotate (1.5707963267949) translate (7.724cm 15.471cm)">
          <text:p/>
          <draw:enhanced-geometry svg:viewBox="0 0 21600 21600" draw:mirror-horizontal="true" draw:mirror-vertical="true" draw:text-areas="0 0 21600 21600" draw:type="circular-arrow" draw:modifiers="180 2.4682177334519 6936.5376304587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 draw:text-style-name="P10" draw:layer="layout" svg:width="5.207cm" svg:height="4.699cm" draw:transform="rotate (1.5707963267949) translate (7.851cm 9.883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 draw:text-style-name="P2" draw:layer="layout" svg:width="4.572cm" svg:height="4.45cm" svg:x="17.13cm" svg:y="6.97cm">
          <draw:image xlink:href="Pictures/10000201000000C8000000C2AB64AAD3D0F694E2.png" xlink:type="simple" xlink:show="embed" xlink:actuate="onLoad">
            <text:p/>
          </draw:image>
        </draw:frame>
      </draw:page>
      <draw:page draw:name="page16" draw:style-name="dp1" draw:master-page-name="Default">
        <draw:custom-shape draw:style-name="gr16" draw:text-style-name="P12" draw:layer="layout" svg:width="4.908cm" svg:height="4.218cm" svg:x="6.207cm" svg:y="8.23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7" draw:text-style-name="P2" draw:layer="layout" svg:width="2.54cm" svg:height="2.616cm" svg:x="7.407cm" svg:y="9.622cm">
          <draw:image xlink:href="Pictures/1000020100000384000003A0493644631977F93B.png" xlink:type="simple" xlink:show="embed" xlink:actuate="onLoad">
            <text:p/>
          </draw:image>
        </draw:frame>
        <draw:custom-shape draw:style-name="gr18" draw:text-style-name="P13" xml:id="id1" draw:id="id1" draw:layer="layout" svg:width="4.908cm" svg:height="4.218cm" svg:x="18.78cm" svg:y="2.52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7" draw:text-style-name="P2" draw:layer="layout" svg:width="2.54cm" svg:height="2.616cm" svg:x="19.98cm" svg:y="3.907cm">
          <draw:image xlink:href="Pictures/1000020100000384000003A0493644631977F93B.png" xlink:type="simple" xlink:show="embed" xlink:actuate="onLoad">
            <text:p/>
          </draw:image>
        </draw:frame>
        <draw:custom-shape draw:style-name="gr19" draw:text-style-name="P11" xml:id="id3" draw:id="id3" draw:layer="layout" svg:width="4.908cm" svg:height="4.218cm" svg:x="18.78cm" svg:y="8.46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7" draw:text-style-name="P2" draw:layer="layout" svg:width="2.54cm" svg:height="2.616cm" svg:x="19.98cm" svg:y="9.849cm">
          <draw:image xlink:href="Pictures/1000020100000384000003A0493644631977F93B.png" xlink:type="simple" xlink:show="embed" xlink:actuate="onLoad">
            <text:p/>
          </draw:image>
        </draw:frame>
        <draw:custom-shape draw:style-name="gr20" draw:text-style-name="P14" xml:id="id5" draw:id="id5" draw:layer="layout" svg:width="4.908cm" svg:height="4.218cm" svg:x="18.78cm" svg:y="14.15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7" draw:text-style-name="P2" draw:layer="layout" svg:width="2.54cm" svg:height="2.616cm" svg:x="19.98cm" svg:y="15.537cm">
          <draw:image xlink:href="Pictures/1000020100000384000003A0493644631977F93B.png" xlink:type="simple" xlink:show="embed" xlink:actuate="onLoad">
            <text:p/>
          </draw:image>
        </draw:frame>
        <draw:custom-shape draw:style-name="gr21" draw:text-style-name="P15" xml:id="id2" draw:id="id2" draw:layer="layout" svg:width="1.524cm" svg:height="1.016cm" svg:x="10.525cm" svg:y="8.239cm">
          <text:p/>
          <draw:enhanced-geometry svg:viewBox="0 0 21600 21600" draw:type="rectangle" draw:enhanced-path="M 0 0 L 21600 0 21600 21600 0 21600 0 0 Z N"/>
        </draw:custom-shape>
        <draw:custom-shape draw:style-name="gr22" draw:text-style-name="P11" xml:id="id4" draw:id="id4" draw:layer="layout" svg:width="1.524cm" svg:height="1.016cm" svg:x="10.498cm" svg:y="9.89cm">
          <text:p/>
          <draw:enhanced-geometry svg:viewBox="0 0 21600 21600" draw:type="rectangle" draw:enhanced-path="M 0 0 L 21600 0 21600 21600 0 21600 0 0 Z N"/>
        </draw:custom-shape>
        <draw:custom-shape draw:style-name="gr23" draw:text-style-name="P14" xml:id="id6" draw:id="id6" draw:layer="layout" svg:width="1.524cm" svg:height="1.016cm" svg:x="10.525cm" svg:y="11.539cm">
          <text:p/>
          <draw:enhanced-geometry svg:viewBox="0 0 21600 21600" draw:type="rectangle" draw:enhanced-path="M 0 0 L 21600 0 21600 21600 0 21600 0 0 Z N"/>
        </draw:custom-shape>
        <draw:connector draw:style-name="gr24" draw:text-style-name="P2" draw:layer="layout" draw:type="line" svg:x1="18.78cm" svg:y1="4.633cm" svg:x2="12.049cm" svg:y2="8.747cm" draw:start-shape="id1" draw:start-glue-point="6" draw:end-shape="id2" draw:end-glue-point="1" svg:d="M18780 4633l-6731 4114" svg:viewBox="0 0 6732 4115">
          <text:p/>
        </draw:connector>
        <draw:connector draw:style-name="gr24" draw:text-style-name="P2" draw:layer="layout" draw:type="line" svg:x1="18.78cm" svg:y1="10.575cm" svg:x2="12.022cm" svg:y2="10.398cm" draw:start-shape="id3" draw:start-glue-point="6" draw:end-shape="id4" draw:end-glue-point="1" svg:d="M18780 10575l-6758-177" svg:viewBox="0 0 6759 178">
          <text:p/>
        </draw:connector>
        <draw:connector draw:style-name="gr24" draw:text-style-name="P2" draw:layer="layout" draw:type="line" svg:x1="18.78cm" svg:y1="16.263cm" svg:x2="12.049cm" svg:y2="12.047cm" draw:start-shape="id5" draw:start-glue-point="6" draw:end-shape="id6" svg:d="M18780 16263l-6731-4216" svg:viewBox="0 0 6732 4217">
          <text:p/>
        </draw:connector>
      </draw:page>
      <draw:page draw:name="page17" draw:style-name="dp1" draw:master-page-name="Default">
        <draw:frame draw:style-name="gr17" draw:text-style-name="P2" draw:layer="layout" svg:width="2.54cm" svg:height="2.616cm" svg:x="15.407cm" svg:y="4.496cm">
          <draw:image xlink:href="Pictures/1000020100000384000003A0493644631977F93B.png" xlink:type="simple" xlink:show="embed" xlink:actuate="onLoad">
            <text:p/>
          </draw:image>
        </draw:frame>
        <draw:frame draw:style-name="gr2" draw:text-style-name="P2" xml:id="id7" draw:id="id7" draw:layer="layout" svg:width="2.536cm" svg:height="3.377cm" svg:x="5.826cm" svg:y="5.637cm">
          <draw:image xlink:href="Pictures/10000201000000A3000000D957F2C56B21880925.png" xlink:type="simple" xlink:show="embed" xlink:actuate="onLoad">
            <text:p/>
          </draw:image>
        </draw:frame>
        <draw:custom-shape draw:style-name="gr25" draw:text-style-name="P16" draw:layer="layout" svg:width="1.524cm" svg:height="1.397cm" svg:x="14.645cm" svg:y="3.81cm">
          <text:p text:style-name="P3"><text:span text:style-name="T4">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4.445cm" svg:height="3.81cm" svg:x="14.137cm" svg:y="3.556cm">
          <text:p/>
          <draw:enhanced-geometry svg:viewBox="0 0 21600 21600" draw:type="rectangle" draw:enhanced-path="M 0 0 L 21600 0 21600 21600 0 21600 0 0 Z N"/>
        </draw:custom-shape>
        <draw:frame draw:style-name="gr17" draw:text-style-name="P2" draw:layer="layout" svg:width="2.54cm" svg:height="2.616cm" svg:x="15.407cm" svg:y="9.696cm">
          <draw:image xlink:href="Pictures/1000020100000384000003A0493644631977F93B.png" xlink:type="simple" xlink:show="embed" xlink:actuate="onLoad">
            <text:p/>
          </draw:image>
        </draw:frame>
        <draw:custom-shape draw:style-name="gr25" draw:text-style-name="P16" xml:id="id9" draw:id="id9" draw:layer="layout" svg:width="1.524cm" svg:height="1.397cm" svg:x="14.645cm" svg:y="9.01cm">
          <text:p text:style-name="P3"><text:span text:style-name="T4">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4.445cm" svg:height="3.81cm" svg:x="14.137cm" svg:y="8.756cm">
          <text:p/>
          <draw:enhanced-geometry svg:viewBox="0 0 21600 21600" draw:type="rectangle" draw:enhanced-path="M 0 0 L 21600 0 21600 21600 0 21600 0 0 Z N"/>
        </draw:custom-shape>
        <draw:frame draw:style-name="gr17" draw:text-style-name="P2" draw:layer="layout" svg:width="2.54cm" svg:height="2.616cm" svg:x="15.407cm" svg:y="14.896cm">
          <draw:image xlink:href="Pictures/1000020100000384000003A0493644631977F93B.png" xlink:type="simple" xlink:show="embed" xlink:actuate="onLoad">
            <text:p/>
          </draw:image>
        </draw:frame>
        <draw:custom-shape draw:style-name="gr25" draw:text-style-name="P16" xml:id="id10" draw:id="id10" draw:layer="layout" svg:width="1.524cm" svg:height="1.397cm" svg:x="14.645cm" svg:y="14.21cm">
          <text:p text:style-name="P3"><text:span text:style-name="T4">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4.445cm" svg:height="3.81cm" svg:x="14.137cm" svg:y="13.956cm">
          <text:p/>
          <draw:enhanced-geometry svg:viewBox="0 0 21600 21600" draw:type="rectangle" draw:enhanced-path="M 0 0 L 21600 0 21600 21600 0 21600 0 0 Z N"/>
        </draw:custom-shape>
        <draw:frame draw:style-name="gr2" draw:text-style-name="P2" xml:id="id8" draw:id="id8" draw:layer="layout" svg:width="3.72cm" svg:height="3.608cm" svg:x="5.318cm" svg:y="11.554cm">
          <draw:image xlink:href="Pictures/10000201000000C8000000C2AB64AAD3D0F694E2.png" xlink:type="simple" xlink:show="embed" xlink:actuate="onLoad">
            <text:p/>
          </draw:image>
        </draw:frame>
        <draw:connector draw:style-name="gr27" draw:text-style-name="P2" draw:layer="layout" draw:type="line" svg:x1="14.686cm" svg:y1="4.532cm" svg:x2="8.362cm" svg:y2="7.325cm" draw:end-shape="id7" draw:end-glue-point="1" svg:d="M14686 4532l-6324 2793" svg:viewBox="0 0 6325 2794">
          <text:p/>
        </draw:connector>
        <draw:connector draw:style-name="gr28" draw:text-style-name="P2" draw:layer="layout" draw:type="line" svg:x1="14.686cm" svg:y1="4.532cm" svg:x2="9.038cm" svg:y2="13.358cm" draw:end-shape="id8" svg:d="M14686 4532l-5648 8826" svg:viewBox="0 0 5649 8827">
          <text:p/>
        </draw:connector>
        <draw:connector draw:style-name="gr27" draw:text-style-name="P2" draw:layer="layout" draw:type="line" svg:x1="14.645cm" svg:y1="9.709cm" svg:x2="8.362cm" svg:y2="7.325cm" draw:start-shape="id9" draw:start-glue-point="6" draw:end-shape="id7" draw:end-glue-point="1" svg:d="M14645 9709l-6283-2384" svg:viewBox="0 0 6284 2385">
          <text:p/>
        </draw:connector>
        <draw:connector draw:style-name="gr28" draw:text-style-name="P2" draw:layer="layout" draw:type="line" svg:x1="14.686cm" svg:y1="9.749cm" svg:x2="9.038cm" svg:y2="13.358cm" draw:end-shape="id8" draw:end-glue-point="1" svg:d="M14686 9749l-5648 3609" svg:viewBox="0 0 5649 3610">
          <text:p/>
        </draw:connector>
        <draw:connector draw:style-name="gr28" draw:text-style-name="P2" draw:layer="layout" draw:type="line" svg:x1="14.645cm" svg:y1="14.909cm" svg:x2="9.038cm" svg:y2="13.358cm" draw:start-shape="id10" draw:start-glue-point="6" draw:end-shape="id8" svg:d="M14645 14909l-5607-1551" svg:viewBox="0 0 5608 1552">
          <text:p/>
        </draw:connector>
        <draw:connector draw:style-name="gr27" draw:text-style-name="P2" draw:layer="layout" draw:type="line" svg:x1="14.868cm" svg:y1="14.414cm" svg:x2="8.362cm" svg:y2="7.325cm" draw:start-shape="id10" draw:start-glue-point="5" draw:end-shape="id7" draw:end-glue-point="1" svg:d="M14868 14414l-6506-7089" svg:viewBox="0 0 6507 7090">
          <text:p/>
        </draw:connector>
      </draw:page>
      <draw:page draw:name="page18" draw:style-name="dp1" draw:master-page-name="Default">
        <draw:frame draw:style-name="gr17" draw:text-style-name="P2" draw:layer="layout" svg:width="2.54cm" svg:height="2.616cm" svg:x="15.407cm" svg:y="4.496cm">
          <draw:image xlink:href="Pictures/1000020100000384000003A0493644631977F93B.png" xlink:type="simple" xlink:show="embed" xlink:actuate="onLoad">
            <text:p/>
          </draw:image>
        </draw:frame>
        <draw:custom-shape draw:style-name="gr25" draw:text-style-name="P16" draw:layer="layout" svg:width="1.524cm" svg:height="1.397cm" svg:x="14.645cm" svg:y="3.81cm">
          <text:p text:style-name="P3"><text:span text:style-name="T4">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4.445cm" svg:height="3.81cm" svg:x="14.137cm" svg:y="3.556cm">
          <text:p/>
          <draw:enhanced-geometry svg:viewBox="0 0 21600 21600" draw:type="rectangle" draw:enhanced-path="M 0 0 L 21600 0 21600 21600 0 21600 0 0 Z N"/>
        </draw:custom-shape>
        <draw:frame draw:style-name="gr17" draw:text-style-name="P2" draw:layer="layout" svg:width="2.54cm" svg:height="2.616cm" svg:x="15.407cm" svg:y="9.696cm">
          <draw:image xlink:href="Pictures/1000020100000384000003A0493644631977F93B.png" xlink:type="simple" xlink:show="embed" xlink:actuate="onLoad">
            <text:p/>
          </draw:image>
        </draw:frame>
        <draw:custom-shape draw:style-name="gr25" draw:text-style-name="P16" draw:layer="layout" svg:width="1.524cm" svg:height="1.397cm" svg:x="14.645cm" svg:y="9.01cm">
          <text:p text:style-name="P3"><text:span text:style-name="T4">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4.445cm" svg:height="3.81cm" svg:x="14.137cm" svg:y="8.756cm">
          <text:p/>
          <draw:enhanced-geometry svg:viewBox="0 0 21600 21600" draw:type="rectangle" draw:enhanced-path="M 0 0 L 21600 0 21600 21600 0 21600 0 0 Z N"/>
        </draw:custom-shape>
        <draw:frame draw:style-name="gr17" draw:text-style-name="P2" draw:layer="layout" svg:width="2.54cm" svg:height="2.616cm" svg:x="15.407cm" svg:y="14.896cm">
          <draw:image xlink:href="Pictures/1000020100000384000003A0493644631977F93B.png" xlink:type="simple" xlink:show="embed" xlink:actuate="onLoad">
            <text:p/>
          </draw:image>
        </draw:frame>
        <draw:custom-shape draw:style-name="gr25" draw:text-style-name="P16" xml:id="id12" draw:id="id12" draw:layer="layout" svg:width="1.524cm" svg:height="1.397cm" svg:x="14.645cm" svg:y="14.21cm">
          <text:p text:style-name="P3"><text:span text:style-name="T4">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4.445cm" svg:height="3.81cm" svg:x="14.137cm" svg:y="13.956cm">
          <text:p/>
          <draw:enhanced-geometry svg:viewBox="0 0 21600 21600" draw:type="rectangle" draw:enhanced-path="M 0 0 L 21600 0 21600 21600 0 21600 0 0 Z N"/>
        </draw:custom-shape>
        <draw:frame draw:style-name="gr2" draw:text-style-name="P2" xml:id="id11" draw:id="id11" draw:layer="layout" svg:width="3.72cm" svg:height="3.608cm" svg:x="5.318cm" svg:y="11.554cm">
          <draw:image xlink:href="Pictures/10000201000000C8000000C2AB64AAD3D0F694E2.png" xlink:type="simple" xlink:show="embed" xlink:actuate="onLoad">
            <text:p/>
          </draw:image>
        </draw:frame>
        <draw:connector draw:style-name="gr29" draw:text-style-name="P2" draw:layer="layout" draw:type="line" svg:x1="14.686cm" svg:y1="4.532cm" svg:x2="9.038cm" svg:y2="13.358cm" draw:end-shape="id11" svg:d="M14686 4532l-5648 8826" svg:viewBox="0 0 5649 8827">
          <text:p/>
        </draw:connector>
        <draw:connector draw:style-name="gr29" draw:text-style-name="P2" draw:layer="layout" draw:type="line" svg:x1="14.686cm" svg:y1="9.749cm" svg:x2="9.038cm" svg:y2="13.358cm" draw:end-shape="id11" draw:end-glue-point="1" svg:d="M14686 9749l-5648 3609" svg:viewBox="0 0 5649 3610">
          <text:p/>
        </draw:connector>
        <draw:connector draw:style-name="gr29" draw:text-style-name="P2" draw:layer="layout" draw:type="line" svg:x1="14.645cm" svg:y1="14.909cm" svg:x2="9.038cm" svg:y2="13.358cm" draw:start-shape="id12" draw:start-glue-point="6" draw:end-shape="id11" svg:d="M14645 14909l-5607-1551" svg:viewBox="0 0 5608 1552">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solid" draw:fill-color="#111111"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osh berkus</meta:initial-creator>
    <meta:creation-date>2016-01-24T11:34:14.135013832</meta:creation-date>
    <dc:date>2017-12-08T14:03:14.410801583</dc:date>
    <dc:creator>Josh berkus</dc:creator>
    <meta:editing-duration>PT7H25M21S</meta:editing-duration>
    <meta:editing-cycles>16</meta:editing-cycles>
    <meta:generator>LibreOffice/5.2.7.2$Linux_X86_64 LibreOffice_project/20$Build-2</meta:generator>
    <meta:document-statistic meta:object-count="172"/>
  </office:meta>
</office:document-meta>
</file>